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top="0.18cm" fo:margin-bottom="0cm" style:page-number="auto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en Terminal<text:line-break/><text:line-break/><text:span text:style-name="T1">1. Erstellen Sie eine Textdatei mit nano oder vi<text:line-break/><text:line-break/>2. Lassen Sie eine Datei: „nummeriert“ mit nummerierten Zeilen<text:line-break/>erstellen<text:line-break/><text:line-break/>3. Lassen Sie die Worte zählen<text:line-break/><text:line-break/>4. Legen Sie Benutzerin heike mit Home-Verzeichnis an<text:line-break/><text:line-break/>5. Legen Sie Praktikantin claudia mit Home-Verzeichnis und Ablaufdatum in 6 Monaten an<text:line-break/><text:line-break/>6. Lassen Sie sich den Status von heike und claudia anzeigen<text:line-break/><text:line-break/>7. Schalten Sie die Accounts der beiden frei, indem Sie ein Passwort vergeben<text:line-break/><text:line-break/>8. Löschen Sie Praktikantin claudia. Behalten Sie das Home-Verzeichnis<text:line-break/><text:line-break/>9. Erstellen Sie eine neue Gruppe: buchhaltung<text:line-break/><text:line-break/>10. Geben Sie der Gruppe die GID 2000<text:line-break/><text:line-break/>11. Fügen Sie heike der Gruppe buchhaltung zu<text:line-break/><text:line-break/>12. Machen Sie die erstellte Textdatei ausführbar<text:line-break/><text:line-break/>13. Welchen Befehl nutzen Sie, damit die Datei nun nur von Ihnen ausgeführt, aber von allen anderen gelesen werden kann?<text:line-break/><text:line-break/>14. Welchen Befehl nutzen Sie, damit die Datei von Ihnen gelesen und verändert, aber von allen anderen nur gelesen werden kann?<text:line-break/><text:line-break/>15. Welchen Befehl nutzen Sie, damit alle alles mit der Datei tun können?<text:line-break/><text:line-break/>16.Lassen Sie sich anzeigen, in welchen Gruppen heike ist<text:line-break/><text:line-break/></text:span><text:soft-page-break/><text:span text:style-name="T1">17. Lassen Sie die UID und GID von heike anzeigen<text:line-break/><text:line-break/>18. Lassen Sie sich den Platzverbrauch aller Benutzer (ohne root) anzeigen<text:line-break/><text:line-break/>19. Lassen Sie sich die zuletzt eingeloggten Benutzer anzeigen<text:line-break/>Bonus: mit IP-Adresse<text:line-break/><text:line-break/>20. Wie beenden Sie eine Sitzung?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ny </meta:initial-creator>
    <meta:creation-date>2019-07-21T18:10:24.18</meta:creation-date>
    <dc:date>2019-07-21T18:49:49.96</dc:date>
    <dc:creator>Danny </dc:creator>
    <meta:editing-duration>PT22M25S</meta:editing-duration>
    <meta:editing-cycles>2</meta:editing-cycles>
    <meta:generator>OpenOffice/4.1.5$Win32 OpenOffice.org_project/415m1$Build-9789</meta:generator>
    <meta:printed-by>Danny </meta:printed-by>
    <meta:print-date>2019-07-21T18:39:29.07</meta:print-date>
    <meta:document-statistic meta:table-count="0" meta:image-count="0" meta:object-count="0" meta:page-count="2" meta:paragraph-count="1" meta:word-count="213" meta:character-count="1350"/>
  </office:meta>
</office:document-meta>
</file>